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438cm" fo:break-before="auto" style:use-optimal-row-height="false"/>
    </style:style>
    <style:style style:name="ro13" style:family="table-row">
      <style:table-row-properties style:row-height="1.965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5" office:value-type="string" calcext:value-type="string">
            <text:p>Cenário de Teste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Resultados esperados</text:p>
          </table:table-cell>
          <table:table-cell table:style-name="ce59" office:value-type="string" calcext:value-type="string">
            <text:p>Resultado da Execução</text:p>
          </table:table-cell>
          <table:table-cell table:style-name="ce59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1</text:p>
          </table:table-cell>
          <table:table-cell table:style-name="ce56" office:value-type="string" calcext:value-type="string">
            <text:p>Cadastrar informações</text:p>
          </table:table-cell>
          <table:table-cell table:style-name="ce56" office:value-type="string" calcext:value-type="string">
            <text:p>1- Estagiário preenche campo CPF com valor válido <text:s text:c="65"/>2- <text:s/>Estagiário preenche campo senha <text:s text:c="14"/>3- Escolher a opção “Confirmar” <text:s text:c="4"/></text:p>
          </table:table-cell>
          <table:table-cell table:style-name="ce56" office:value-type="string" calcext:value-type="string">
            <text:p>Sistema salva as informações do estagiário e redireciona para página de login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2</text:p>
          </table:table-cell>
          <table:table-cell table:style-name="ce56" office:value-type="string" calcext:value-type="string">
            <text:p>Cadastrar informações: CPF inválido</text:p>
          </table:table-cell>
          <table:table-cell table:style-name="ce56" office:value-type="string" calcext:value-type="string">
            <text:p>1- Estagiário preenche campo CPF com valor inválido <text:s text:c="63"/>2- <text:s/>Estagiário preenche campo senha <text:s text:c="14"/>3- Escolher a opção “Confirmar” <text:s text:c="4"/></text:p>
          </table:table-cell>
          <table:table-cell table:style-name="ce56" office:value-type="string" calcext:value-type="string">
            <text:p>Sistema informa que o CPF é inválid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3</text:p>
          </table:table-cell>
          <table:table-cell table:style-name="ce56" office:value-type="string" calcext:value-type="string">
            <text:p>Cadastrar informações: CPF já cadastrado</text:p>
          </table:table-cell>
          <table:table-cell table:style-name="ce56" office:value-type="string" calcext:value-type="string">
            <text:p>1- Estagiário preenche campo CPF com CPF já cadastrado <text:s text:c="53"/>2- <text:s/>Estagiário preenche campo senha <text:s text:c="14"/>3- Escolher a opção “Confirmar” <text:s text:c="4"/></text:p>
          </table:table-cell>
          <table:table-cell table:style-name="ce56" office:value-type="string" calcext:value-type="string">
            <text:p>Sistema informa que CPF já está cadastrad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4</text:p>
          </table:table-cell>
          <table:table-cell table:style-name="ce56" office:value-type="string" calcext:value-type="string">
            <text:p>Cadastrar informações: Campo CPF em branco</text:p>
          </table:table-cell>
          <table:table-cell table:style-name="ce56" office:value-type="string" calcext:value-type="string">
            <text:p>1- Estagiário não preenche campo CPF <text:s text:c="8"/>2- <text:s/>Estagiário preenche campo senha <text:s text:c="14"/>3- Escolher a opção “Confirmar” <text:s text:c="4"/></text:p>
          </table:table-cell>
          <table:table-cell table:style-name="ce56" office:value-type="string" calcext:value-type="string">
            <text:p>Sistema informa que campo CPF é obrigatóri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5</text:p>
          </table:table-cell>
          <table:table-cell table:style-name="ce56" office:value-type="string" calcext:value-type="string">
            <text:p>Cadastrar informações: Campo senha em branco</text:p>
          </table:table-cell>
          <table:table-cell table:style-name="ce56" office:value-type="string" calcext:value-type="string">
            <text:p>1- Estagiário não preenche campo CPF <text:s text:c="8"/>2- <text:s/>Estagiário não preenche campo senha <text:s text:c="7"/>3- Escolher a opção “Confirmar” <text:s text:c="4"/></text:p>
          </table:table-cell>
          <table:table-cell table:style-name="ce56" office:value-type="string" calcext:value-type="string">
            <text:p>Sistema informa que campo senha é obrigatóri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6" table:number-rows-repeated="9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9:09:40.3866050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09:20:58.205143014</dc:date>
    <meta:editing-duration>PT3H5M50S</meta:editing-duration>
    <meta:editing-cycles>14</meta:editing-cycles>
    <meta:document-statistic meta:table-count="4" meta:cell-count="79" meta:object-count="0"/>
  </office:meta>
</office:document-meta>
</file>